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Scale</text:p>
          </table:table-cell>
          <table:table-cell office:value-type="string">
            <text:p>Bin_Gender</text:p>
          </table:table-cell>
        </table:table-row>
        <table:table-row table:style-name="ro1">
          <table:table-cell office:value-type="string">
            <text:p>Ela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ro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fi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rist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ha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ij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eorg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ce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er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b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b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erst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nna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d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ico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drew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ch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cha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than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document-statistic meta:table-count="1" meta:cell-count="81" meta:object-count="0"/>
  </office:meta>
</office:document-meta>
</file>